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921cm" svg:height="1.651cm" svg:x="1.762cm" svg:y="2.551cm">
          <text:p text:style-name="P1"><text:span text:style-name="T1">Patient</text:span></text:p>
        </draw:rect>
        <draw:rect draw:style-name="gr1" draw:text-style-name="P3" xml:id="id2" draw:id="id2" draw:layer="layout" svg:width="3.048cm" svg:height="1.27cm" svg:x="6.461cm" svg:y="2.832cm">
          <text:p text:style-name="P3"><text:span text:style-name="T2">Online </text:span><text:span text:style-name="T2"><text:line-break/></text:span><text:span text:style-name="T2">Booking</text:span></text:p>
        </draw:rect>
        <draw:rect draw:style-name="gr1" draw:text-style-name="P4" xml:id="id3" draw:id="id3" draw:layer="layout" svg:width="3.048cm" svg:height="2.032cm" svg:x="12.43cm" svg:y="2.451cm">
          <text:p text:style-name="P1"><text:span text:style-name="T3">Create</text:span><text:span text:style-name="T3"><text:line-break/></text:span><text:span text:style-name="T3"> Appointment</text:span><text:span text:style-name="T3"><text:line-break/></text:span><text:span text:style-name="T3">( front office)</text:span></text:p>
        </draw:rect>
        <draw:connector draw:style-name="gr2" draw:text-style-name="P1" draw:layer="layout" svg:x1="4.683cm" svg:y1="3.376cm" svg:x2="6.461cm" svg:y2="3.467cm" draw:start-shape="id1" draw:end-shape="id2" draw:end-glue-point="3" svg:d="M4683 3376h889v91h889">
          <text:p/>
        </draw:connector>
        <draw:connector draw:style-name="gr2" draw:text-style-name="P1" draw:layer="layout" svg:x1="9.509cm" svg:y1="3.467cm" svg:x2="12.43cm" svg:y2="3.467cm" draw:start-shape="id2" draw:end-shape="id3" svg:d="M9509 3467h2921">
          <text:p/>
        </draw:connector>
        <draw:connector draw:style-name="gr2" draw:text-style-name="P1" draw:layer="layout" svg:x1="3.222cm" svg:y1="4.202cm" svg:x2="13.954cm" svg:y2="4.483cm" draw:start-shape="id1" draw:start-glue-point="2" draw:end-shape="id3" draw:end-glue-point="2" svg:d="M3222 4202v782h10732v-501">
          <text:p/>
        </draw:connector>
        <draw:rect draw:style-name="gr1" draw:text-style-name="P3" xml:id="id4" draw:id="id4" draw:layer="layout" svg:width="3.302cm" svg:height="1.397cm" svg:x="2.397cm" svg:y="6.461cm">
          <text:p text:style-name="P1"><text:span text:style-name="T2">Generate Token</text:span></text:p>
        </draw:rect>
        <draw:rect draw:style-name="gr1" draw:text-style-name="P3" xml:id="id5" draw:id="id5" draw:layer="layout" svg:width="3.175cm" svg:height="1.397cm" svg:x="6.842cm" svg:y="6.434cm">
          <text:p text:style-name="P1"><text:span text:style-name="T2">To Dr Waiting list</text:span></text:p>
        </draw:rect>
        <draw:rect draw:style-name="gr1" draw:text-style-name="P3" xml:id="id6" draw:id="id6" draw:layer="layout" svg:width="4.445cm" svg:height="1.651cm" svg:x="11.795cm" svg:y="6.307cm">
          <text:p text:style-name="P3"><text:span text:style-name="T2">Consultation</text:span></text:p>
        </draw:rect>
        <draw:connector draw:style-name="gr2" draw:text-style-name="P1" draw:layer="layout" svg:x1="15.478cm" svg:y1="3.467cm" svg:x2="2.397cm" svg:y2="7.159cm" draw:start-shape="id3" draw:start-glue-point="1" draw:end-shape="id4" draw:end-glue-point="3" svg:d="M15478 3467h501v2005h-14083v1687h501">
          <text:p/>
        </draw:connector>
        <draw:connector draw:style-name="gr2" draw:text-style-name="P1" draw:layer="layout" svg:x1="5.699cm" svg:y1="7.159cm" svg:x2="6.842cm" svg:y2="7.132cm" draw:start-shape="id4" draw:start-glue-point="1" draw:end-shape="id5" draw:end-glue-point="3" svg:d="M5699 7159h572v-27h571">
          <text:p/>
        </draw:connector>
        <draw:connector draw:style-name="gr2" draw:text-style-name="P1" draw:layer="layout" svg:x1="10.017cm" svg:y1="7.132cm" svg:x2="11.795cm" svg:y2="7.132cm" draw:start-shape="id5" draw:start-glue-point="1" draw:end-shape="id6" draw:end-glue-point="3" svg:d="M10017 7132h1778">
          <text:p/>
        </draw:connector>
        <draw:rect draw:style-name="gr1" draw:text-style-name="P3" xml:id="id7" draw:id="id7" draw:layer="layout" svg:width="3.048cm" svg:height="1.27cm" svg:x="2.778cm" svg:y="9.382cm">
          <text:p text:style-name="P1"><text:span text:style-name="T2">Procedure and </text:span><text:span text:style-name="T2"><text:line-break/></text:span><text:span text:style-name="T2">medicine</text:span></text:p>
        </draw:rect>
        <draw:rect draw:style-name="gr1" draw:text-style-name="P3" xml:id="id8" draw:id="id8" draw:layer="layout" svg:width="4.191cm" svg:height="1.27cm" svg:x="6.842cm" svg:y="9.382cm">
          <text:p text:style-name="P1"><text:span text:style-name="T2">Fix date Next</text:span><text:span text:style-name="T2"><text:line-break/></text:span><text:span text:style-name="T2"> Appointment</text:span></text:p>
        </draw:rect>
        <draw:rect draw:style-name="gr1" draw:text-style-name="P3" xml:id="id9" draw:id="id9" draw:layer="layout" svg:width="3.683cm" svg:height="1.524cm" svg:x="12.43cm" svg:y="9.255cm">
          <text:p text:style-name="P1"><text:span text:style-name="T2">Payment</text:span></text:p>
        </draw:rect>
        <draw:connector draw:style-name="gr2" draw:text-style-name="P1" draw:layer="layout" svg:x1="16.24cm" svg:y1="7.132cm" svg:x2="2.778cm" svg:y2="10.017cm" draw:start-shape="id6" draw:start-glue-point="1" draw:end-shape="id7" draw:end-glue-point="3" svg:d="M16240 7132h501v1538h-14464v1347h501">
          <text:p/>
        </draw:connector>
        <draw:connector draw:style-name="gr2" draw:text-style-name="P1" draw:layer="layout" svg:x1="5.826cm" svg:y1="10.017cm" svg:x2="6.842cm" svg:y2="10.017cm" draw:start-shape="id7" draw:start-glue-point="1" draw:end-shape="id8" draw:end-glue-point="3" svg:d="M5826 10017h1016">
          <text:p/>
        </draw:connector>
        <draw:connector draw:style-name="gr2" draw:text-style-name="P1" draw:layer="layout" svg:x1="11.033cm" svg:y1="10.017cm" svg:x2="12.43cm" svg:y2="10.017cm" draw:start-shape="id8" draw:start-glue-point="1" draw:end-shape="id9" svg:d="M11033 10017h1397">
          <text:p/>
        </draw:connector>
        <draw:connector draw:style-name="gr2" draw:text-style-name="P1" draw:layer="layout" svg:x1="4.302cm" svg:y1="10.652cm" svg:x2="14.271cm" svg:y2="10.779cm" draw:start-shape="id7" draw:start-glue-point="2" draw:end-shape="id9" draw:end-glue-point="2" svg:d="M4302 10652v628h9969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6T18:20:54.54</meta:creation-date>
    <dc:date>2018-01-06T18:34:00.84</dc:date>
    <meta:editing-duration>PT13M10S</meta:editing-duration>
    <meta:editing-cycles>1</meta:editing-cycles>
    <meta:document-statistic meta:object-count="19"/>
    <meta:generator>OpenOffice/4.1.2$Win32 OpenOffice.org_project/412m3$Build-9782</meta:generator>
  </office:meta>
</office:document-meta>
</file>